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a7103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aa3d2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officeooo:rsid="00157491"/>
    </style:style>
    <style:style style:name="T3" style:family="text">
      <style:text-properties officeooo:rsid="0017191f"/>
    </style:style>
    <style:style style:name="T4" style:family="text">
      <style:text-properties officeooo:rsid="00185ada"/>
    </style:style>
    <style:style style:name="T5" style:family="text">
      <style:text-properties officeooo:rsid="0018d4dc"/>
    </style:style>
    <style:style style:name="T6" style:family="text">
      <style:text-properties officeooo:rsid="001a7103"/>
    </style:style>
    <style:style style:name="T7" style:family="text">
      <style:text-properties officeooo:rsid="001aa3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tep #1:</text:p>
      <text:p text:style-name="P2">How many errors appear? <text:span text:style-name="T2">2</text:span><text:line-break/>How many warnings appear? <text:span text:style-name="T2">1 </text:span></text:p>
      <text:p text:style-name="P2"><text:span text:style-name="T1"><text:line-break/>Step #2:</text:span><text:line-break/><text:span text:style-name="T1"><text:line-break/>Step #3:</text:span></text:p>
      <text:p text:style-name="P5">Run the program, and at the prompt, enter the value 10.<text:line-break/>What happens? <text:span text:style-name="T3">Segmentation fault</text:span><text:line-break/><text:line-break/>What value is printed after “The sum of integers 0 to 10 is: “ ? <text:span text:style-name="T4">10</text:span><text:line-break/>What value *should* have been printed? <text:span text:style-name="T7">55</text:span></text:p>
      <text:p text:style-name="P5">How many warnings appear without the -Wall option? <text:span text:style-name="T4">None </text:span></text:p>
      <text:p text:style-name="P2">How many warnings appear with the -Wall option? <text:span text:style-name="T4">2</text:span></text:p>
      <text:p text:style-name="P1"><text:line-break/>Step #4:</text:p>
      <text:p text:style-name="P2">How many times does the printf statement you added get executed? <text:span text:style-name="T5">1</text:span><text:line-break/>List in order the values output by the printf statement you added: <text:span text:style-name="T5">I =10 sum =10</text:span></text:p>
      <text:p text:style-name="P2"><text:line-break/>Answer the following questions again, based on the most recent code execution:</text:p>
      <text:p text:style-name="P2">How many times does the printf statement you added get executed? <text:span text:style-name="T6">1</text:span><text:line-break/>List the values output by the printf statement you added: <text:span text:style-name="T6">i=10 sum=10</text:span><text:line-break/>What is the value of sum output by the program in the final statement? <text:span text:style-name="T6">10</text:span></text:p>
      <text:p text:style-name="P3"><text:line-break/>Compile and run the code again (using 10 as input). Did the warning message go away? <text:span text:style-name="T6">Yes</text:span></text:p>
      <text:p text:style-name="P3"><text:line-break/></text:p>
      <text:p text:style-name="P3"/>
      <text:p text:style-name="P3"><text:soft-page-break/>Now answer the following questions:</text:p>
      <text:p text:style-name="P2">How many times does the printf statement you added get executed? <text:span text:style-name="T6">1</text:span><text:line-break/>List the values output by the printf statement you added: <text:span text:style-name="T6">i=10 sum=10</text:span><text:line-break/>What is the value of sum output by the program in the final statement? <text:span text:style-name="T6">10</text:span></text:p>
      <text:p text:style-name="P2"><text:line-break/>Comment out the for loop, and copy it to the line below, this time without the semicolon.<text:line-break/>Compile and run the program again (using 10 as input). Now answer the questions:</text:p>
      <text:p text:style-name="P2">How many times does the printf statement you added get executed? <text:span text:style-name="T6">10</text:span><text:line-break/>List the values output by the printf statement you added: <text:span text:style-name="T6">i=0 sum=0,i=1 sum =1, i=2 sum=3, i=3 sum=6, i=4 sum=10. i=5 sum=15, i=6 sum=21, i=7 sum=28, i=8 sum=36, i=9 sum=45</text:span><text:line-break/>What is the value of sum output by the program in the final statement? <text:span text:style-name="T7">45</text:span><text:line-break/>Is the final value of sum correct? (Look at your answer to step #3 above) <text:span text:style-name="T7">No</text:span></text:p>
      <text:p text:style-name="P2"><text:line-break/>You are supposed to add the integers from 0 to 10. Which integer is missing? <text:span text:style-name="T7">10</text:span><text:line-break/><text:line-break/>Compile and run the code again (using 10 as input):<text:line-break/>Answer the following questions:</text:p>
      <text:p text:style-name="P4">How many times does the printf statement you added get executed? <text:span text:style-name="T7">11</text:span><text:line-break/>List the values output by the printf statement you added: <text:span text:style-name="T6">i=0 sum=0,i=1 sum =1, i=2 sum=3, i=3 sum=6, i=4 sum=10. i=5 sum=15, i=6 sum=21, i=7 sum=28, i=8 sum=36, i=9 sum=45, i=10 sum=55</text:span><text:line-break/>What is the value of sum output by the program in the final statement? <text:span text:style-name="T7">55</text:span></text:p>
      <text:p text:style-name="P2"><text:line-break/><text:span text:style-name="T1">Step #5:</text:span><text:line-break/>Recompile, and run the code. Has the output changed? <text:span text:style-name="T7">No</text:span><text:line-break/><text:span text:style-name="T1">Step #6:</text:span>If you haven't already, create an electronic version of this page. You can either keep it as html, copy it to a text file, or a Word compatible document. Fill out the answer sheet with the responses you recorded as you went through the lab. Then submit this document using Blackboard.</text:p>
      <text:p text:style-name="P6">*** YOU ARE DONE!!! ***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43:14.303727829</meta:creation-date>
    <dc:date>2018-02-19T17:54:56.825971019</dc:date>
    <meta:editing-duration>PT10M1S</meta:editing-duration>
    <meta:editing-cycles>1</meta:editing-cycles>
    <meta:document-statistic meta:table-count="0" meta:image-count="0" meta:object-count="0" meta:page-count="2" meta:paragraph-count="20" meta:word-count="476" meta:character-count="2600" meta:non-whitespace-character-count="2130"/>
    <meta:generator>LibreOffice/5.1.6.2$Linux_X86_64 LibreOffice_project/10m0$Build-2</meta:generator>
  </office:meta>
</office:document-meta>
</file>